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Cymraeg / Wel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Cymrae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d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Maes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ŵp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Cylch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Is-grŵp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osgynnol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Cymrae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Dadansoddia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Calcwlws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Rheol Cadwyn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Cryno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Di-dor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Cydgyfeirio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Cydgyfeiriol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Cwrl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Differia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Differadwy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Differol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Differu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Bwlch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Dargyfeirio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Dargyfeiria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Dargyfeiriol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Graddiant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Integradwy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Integryn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Integru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Normal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Plân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Dilyniant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Cyfres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Arwyneb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Tangia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ffurf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Cymrae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Gwerth Absoliwt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io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Osgl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Brasamcan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Mwmpwyol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Arwynebed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Rhifyddeg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Cysylltiadol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Tybiaeth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Cyfartaled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Gwireb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Deusaethol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Arffi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Caeedig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Cyferno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Colofn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Cymudol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Cyflenwa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Rhif Cymhlyg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Rhif Cyfansawd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Cyfansoddia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Amo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Amodol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Cysonyn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Gwrthddywedia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Canlyneb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Cromlin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Gwanychol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go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Gostyngol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iffinia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d (polynomial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Enwadur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Dwysed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Dibynnol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Dimensiwn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Arwahanol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Dosbarthol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Rhannu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Parth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Hafal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Hafalia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Perthynas Cywerthed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Cywerth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Cyfeiliorna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Eilrif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Esbonyd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Esbonyddol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Allosodia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Ffactor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Ffactorial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Meidraid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Fformiwla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Ffracsiwn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Amled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Ffwythiant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Eang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Graff (ffwythiant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Graff (rhwydwaith)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Harmonig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Homogenaid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fathiant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Delwed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Rhif Dychmygol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Ymhlygu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Cynyddol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Annibynnol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Anwythia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Anhafaled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Anfeidraid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Mewnsaethol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Lluoswm Mewnol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Cyfanrif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Rhyngosodia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Croestoria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Cyfwng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Gwrthdro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Gwrthdroadwy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Iteru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Hy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Terfan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linol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leo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 (translated)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Rhesymeg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cs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Cymedr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esur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Canolrif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Mod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Modwlws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ig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Lluosi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Cydanghynhwysol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Rhif Naturio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Angenrheidiol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f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fed Israd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Rhifiadur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Rhifiadol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Odrif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-i-un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Ar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Agor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Gweithredia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Gweithredyd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Trefn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Osgilia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Paramedr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Parametrig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Rhannol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Rhania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Cyfno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Plân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Modd Pwynt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Pegynlinol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Pegwn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ial (translated)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Positif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Pŵer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Rhif Cysefin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Lluoswm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Taflegryn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Prawf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Priodwed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Gosodia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Cyniferyd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Ar hap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Amredia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hif Cymarebo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hif Rea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Cilyd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Dychweliadol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Ymatblyg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Gweddill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Gwrieddyn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Rhes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Sgalar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Set (translated)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Arwyd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Cydamserol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Datrysia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Gofo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Sfferig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Rhif Sgwâr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Ail Israd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Is-set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Is-ofo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Amnewidia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Tynnu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Digonol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wm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Allsaethol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Cymesur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Theorem (translated)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Trawsffurfia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Trosaid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ia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Gwerth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Fec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Cyflymder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Cyfaint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Cymrae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Ongl Lem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Cyfagos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Arc (translated)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Arwynebed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Echelin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Cylched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Cyfesuryn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Grad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Diamedr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Hirgylch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Hafalochrog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Geometreg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Hyperbola (translated)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Hypotenws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Croestorri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Croestoria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Isosgeles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Hy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Mesur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Metrig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Ongl Aflem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Orthogonol (translated)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Parabola (translated)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Paralel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Paralelogram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Perimedr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Perpendicwlar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Plân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Pedrochr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Radiws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Petryal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Adlewyrchia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Ongl Atblyg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Ongl Sgwâr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Cylchdroi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Cylchro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Secant (translated)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Cyflun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Arwyneb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Tangia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Trawsffurfia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Trawsfudo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Trawsfudia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Trigonometreg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Cymrae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Binomial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Amodol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Cydberthynia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Cydamrywia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Dosrania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Disgwylia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Cymedr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Normal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Trynewidia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Tebygolrwyd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Ar hap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Hapnewidyn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Sampl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Ystadegaeth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ffurf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Newidyn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Amrywian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